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9.3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99"/>
    <style:style style:name="ce4" style:family="table-cell" style:parent-style-name="Default" style:data-style-name="N99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ormalized Accuracy</text:p>
          </table:table-cell>
          <table:table-cell table:style-name="ce1" office:value-type="string" calcext:value-type="string">
            <text:p>Standarized Accuracy</text:p>
          </table:table-cell>
          <table:table-cell table:style-name="ce1" office:value-type="string" calcext:value-type="string">
            <text:p>Need Normalize</text:p>
          </table:table-cell>
          <table:table-cell table:style-name="ce1" office:value-type="string" calcext:value-type="string">
            <text:p>Need 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iR: </text:p>
          </table:table-cell>
          <table:table-cell table:style-name="ce2" office:value-type="float" office:value="0.266753" calcext:value-type="float">
            <text:p>0.266753</text:p>
          </table:table-cell>
          <table:table-cell table:style-name="ce2" office:value-type="float" office:value="0.272405" calcext:value-type="float">
            <text:p>0.272405</text:p>
          </table:table-cell>
          <table:table-cell office:value-type="float" office:value="0.266753" calcext:value-type="float">
            <text:p>0.266753</text:p>
          </table:table-cell>
          <table:table-cell table:style-name="ce4" table:formula="of:=IF([.C2]&gt;=[.B2];&quot;normalize&quot;;&quot;&quot;)" office:value-type="string" office:string-value="normalize" calcext:value-type="string">
            <text:p>normalize</text:p>
          </table:table-cell>
          <table:table-cell table:style-name="ce4" table:formula="of:=IF([.D2]&gt;=[.B2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ASSO: </text:p>
          </table:table-cell>
          <table:table-cell table:style-name="ce2" office:value-type="float" office:value="0.266753" calcext:value-type="float">
            <text:p>0.266753</text:p>
          </table:table-cell>
          <table:table-cell table:style-name="ce2" office:value-type="float" office:value="0.272359" calcext:value-type="float">
            <text:p>0.272359</text:p>
          </table:table-cell>
          <table:table-cell office:value-type="float" office:value="0.266753" calcext:value-type="float">
            <text:p>0.266753</text:p>
          </table:table-cell>
          <table:table-cell table:style-name="ce4" table:formula="of:=IF([.C3]&gt;=[.B3];&quot;normalize&quot;;&quot;&quot;)" office:value-type="string" office:string-value="normalize" calcext:value-type="string">
            <text:p>normalize</text:p>
          </table:table-cell>
          <table:table-cell table:style-name="ce4" table:formula="of:=IF([.D3]&gt;=[.B3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N: </text:p>
          </table:table-cell>
          <table:table-cell table:style-name="ce2" office:value-type="float" office:value="0.266754" calcext:value-type="float">
            <text:p>0.266754</text:p>
          </table:table-cell>
          <table:table-cell table:style-name="ce2" office:value-type="float" office:value="0.261249" calcext:value-type="float">
            <text:p>0.261249</text:p>
          </table:table-cell>
          <table:table-cell office:value-type="float" office:value="0.266758" calcext:value-type="float">
            <text:p>0.266758</text:p>
          </table:table-cell>
          <table:table-cell table:style-name="ce4" table:formula="of:=IF([.C4]&gt;=[.B4];&quot;normalize&quot;;&quot;&quot;)">
            <text:p/>
          </table:table-cell>
          <table:table-cell table:style-name="ce4" table:formula="of:=IF([.D4]&gt;=[.B4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KNN: </text:p>
          </table:table-cell>
          <table:table-cell table:style-name="ce2" office:value-type="float" office:value="0.735928" calcext:value-type="float">
            <text:p>0.735928</text:p>
          </table:table-cell>
          <table:table-cell table:style-name="ce2" office:value-type="float" office:value="0.615883" calcext:value-type="float">
            <text:p>0.615883</text:p>
          </table:table-cell>
          <table:table-cell office:value-type="float" office:value="0.729799" calcext:value-type="float">
            <text:p>0.729799</text:p>
          </table:table-cell>
          <table:table-cell table:style-name="ce4" table:formula="of:=IF([.C5]&gt;=[.B5];&quot;normalize&quot;;&quot;&quot;)">
            <text:p/>
          </table:table-cell>
          <table:table-cell table:style-name="ce4" table:formula="of:=IF([.D5]&gt;=[.B5];&quot;standarize&quot;;&quot;&quot;)">
            <text:p/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T: </text:p>
          </table:table-cell>
          <table:table-cell table:style-name="ce2" office:value-type="float" office:value="0.614047" calcext:value-type="float">
            <text:p>0.614047</text:p>
          </table:table-cell>
          <table:table-cell table:style-name="ce2" office:value-type="float" office:value="0.443737" calcext:value-type="float">
            <text:p>0.443737</text:p>
          </table:table-cell>
          <table:table-cell office:value-type="float" office:value="0.619523" calcext:value-type="float">
            <text:p>0.619523</text:p>
          </table:table-cell>
          <table:table-cell table:style-name="ce4" table:formula="of:=IF([.C6]&gt;=[.B6];&quot;normalize&quot;;&quot;&quot;)">
            <text:p/>
          </table:table-cell>
          <table:table-cell table:style-name="ce4" table:formula="of:=IF([.D6]&gt;=[.B6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VR: </text:p>
          </table:table-cell>
          <table:table-cell table:style-name="ce2" office:value-type="float" office:value="0.513293" calcext:value-type="float">
            <text:p>0.513293</text:p>
          </table:table-cell>
          <table:table-cell table:style-name="ce2" office:value-type="float" office:value="0.226244" calcext:value-type="float">
            <text:p>0.226244</text:p>
          </table:table-cell>
          <table:table-cell office:value-type="float" office:value="0.505329" calcext:value-type="float">
            <text:p>0.505329</text:p>
          </table:table-cell>
          <table:table-cell table:style-name="ce4" table:formula="of:=IF([.C7]&gt;=[.B7];&quot;normalize&quot;;&quot;&quot;)">
            <text:p/>
          </table:table-cell>
          <table:table-cell table:style-name="ce4" table:formula="of:=IF([.D7]&gt;=[.B7];&quot;standarize&quot;;&quot;&quot;)">
            <text:p/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B: </text:p>
          </table:table-cell>
          <table:table-cell table:style-name="ce2" office:value-type="float" office:value="0.740576" calcext:value-type="float">
            <text:p>0.740576</text:p>
          </table:table-cell>
          <table:table-cell table:style-name="ce2" office:value-type="float" office:value="0.517184" calcext:value-type="float">
            <text:p>0.517184</text:p>
          </table:table-cell>
          <table:table-cell office:value-type="float" office:value="0.74078" calcext:value-type="float">
            <text:p>0.74078</text:p>
          </table:table-cell>
          <table:table-cell table:style-name="ce4" table:formula="of:=IF([.C8]&gt;=[.B8];&quot;normalize&quot;;&quot;&quot;)">
            <text:p/>
          </table:table-cell>
          <table:table-cell table:style-name="ce4" table:formula="of:=IF([.D8]&gt;=[.B8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BM: </text:p>
          </table:table-cell>
          <table:table-cell table:style-name="ce2" office:value-type="float" office:value="0.729125" calcext:value-type="float">
            <text:p>0.729125</text:p>
          </table:table-cell>
          <table:table-cell table:style-name="ce2" office:value-type="float" office:value="0.403869" calcext:value-type="float">
            <text:p>0.403869</text:p>
          </table:table-cell>
          <table:table-cell office:value-type="float" office:value="0.730048" calcext:value-type="float">
            <text:p>0.730048</text:p>
          </table:table-cell>
          <table:table-cell table:style-name="ce4" table:formula="of:=IF([.C9]&gt;=[.B9];&quot;normalize&quot;;&quot;&quot;)">
            <text:p/>
          </table:table-cell>
          <table:table-cell table:style-name="ce4" table:formula="of:=IF([.D9]&gt;=[.B9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F: </text:p>
          </table:table-cell>
          <table:table-cell table:style-name="ce2" office:value-type="float" office:value="0.784184" calcext:value-type="float">
            <text:p>0.784184</text:p>
          </table:table-cell>
          <table:table-cell table:style-name="ce2" office:value-type="float" office:value="0.624429" calcext:value-type="float">
            <text:p>0.624429</text:p>
          </table:table-cell>
          <table:table-cell office:value-type="float" office:value="0.786657" calcext:value-type="float">
            <text:p>0.786657</text:p>
          </table:table-cell>
          <table:table-cell table:style-name="ce4" table:formula="of:=IF([.C10]&gt;=[.B10];&quot;normalize&quot;;&quot;&quot;)">
            <text:p/>
          </table:table-cell>
          <table:table-cell table:style-name="ce4" table:formula="of:=IF([.D10]&gt;=[.B10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T: </text:p>
          </table:table-cell>
          <table:table-cell table:style-name="ce2" office:value-type="float" office:value="0.790489" calcext:value-type="float">
            <text:p>0.790489</text:p>
          </table:table-cell>
          <table:table-cell table:style-name="ce2" office:value-type="float" office:value="0.635483" calcext:value-type="float">
            <text:p>0.635483</text:p>
          </table:table-cell>
          <table:table-cell office:value-type="float" office:value="0.793247" calcext:value-type="float">
            <text:p>0.793247</text:p>
          </table:table-cell>
          <table:table-cell table:style-name="ce4" table:formula="of:=IF([.C11]&gt;=[.B11];&quot;normalize&quot;;&quot;&quot;)">
            <text:p/>
          </table:table-cell>
          <table:table-cell table:style-name="ce4" table:formula="of:=IF([.D11]&gt;=[.B11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oR: </text:p>
          </table:table-cell>
          <table:table-cell table:style-name="ce2" office:value-type="float" office:value="0.408878" calcext:value-type="float">
            <text:p>0.408878</text:p>
          </table:table-cell>
          <table:table-cell table:style-name="ce2" office:value-type="float" office:value="0.384388" calcext:value-type="float">
            <text:p>0.384388</text:p>
          </table:table-cell>
          <table:table-cell office:value-type="float" office:value="0.497551" calcext:value-type="float">
            <text:p>0.497551</text:p>
          </table:table-cell>
          <table:table-cell table:style-name="ce4" table:formula="of:=IF([.C12]&gt;=[.B12];&quot;normalize&quot;;&quot;&quot;)">
            <text:p/>
          </table:table-cell>
          <table:table-cell table:style-name="ce4" table:formula="of:=IF([.D12]&gt;=[.B12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LP: </text:p>
          </table:table-cell>
          <table:table-cell table:style-name="ce2" office:value-type="float" office:value="0.412347" calcext:value-type="float">
            <text:p>0.412347</text:p>
          </table:table-cell>
          <table:table-cell table:style-name="ce2" office:value-type="float" office:value="0.428061" calcext:value-type="float">
            <text:p>0.428061</text:p>
          </table:table-cell>
          <table:table-cell office:value-type="float" office:value="0.843878" calcext:value-type="float">
            <text:p>0.843878</text:p>
          </table:table-cell>
          <table:table-cell table:style-name="ce4" table:formula="of:=IF([.C13]&gt;=[.B13];&quot;normalize&quot;;&quot;&quot;)" office:value-type="string" office:string-value="normalize" calcext:value-type="string">
            <text:p>normalize</text:p>
          </table:table-cell>
          <table:table-cell table:style-name="ce4" table:formula="of:=IF([.D13]&gt;=[.B13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DA: </text:p>
          </table:table-cell>
          <table:table-cell table:style-name="ce2" office:value-type="float" office:value="0.497143" calcext:value-type="float">
            <text:p>0.497143</text:p>
          </table:table-cell>
          <table:table-cell table:style-name="ce2" office:value-type="float" office:value="0.083673" calcext:value-type="float">
            <text:p>0.083673</text:p>
          </table:table-cell>
          <table:table-cell office:value-type="float" office:value="0.502143" calcext:value-type="float">
            <text:p>0.502143</text:p>
          </table:table-cell>
          <table:table-cell table:style-name="ce4" table:formula="of:=IF([.C14]&gt;=[.B14];&quot;normalize&quot;;&quot;&quot;)">
            <text:p/>
          </table:table-cell>
          <table:table-cell table:style-name="ce4" table:formula="of:=IF([.D14]&gt;=[.B14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KNN: </text:p>
          </table:table-cell>
          <table:table-cell table:style-name="ce2" office:value-type="float" office:value="0.826429" calcext:value-type="float">
            <text:p>0.826429</text:p>
          </table:table-cell>
          <table:table-cell table:style-name="ce2" office:value-type="float" office:value="0.702245" calcext:value-type="float">
            <text:p>0.702245</text:p>
          </table:table-cell>
          <table:table-cell office:value-type="float" office:value="0.827347" calcext:value-type="float">
            <text:p>0.827347</text:p>
          </table:table-cell>
          <table:table-cell table:style-name="ce4" table:formula="of:=IF([.C15]&gt;=[.B15];&quot;normalize&quot;;&quot;&quot;)">
            <text:p/>
          </table:table-cell>
          <table:table-cell table:style-name="ce4" table:formula="of:=IF([.D15]&gt;=[.B15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T: </text:p>
          </table:table-cell>
          <table:table-cell table:style-name="ce2" office:value-type="float" office:value="0.81102" calcext:value-type="float">
            <text:p>0.81102</text:p>
          </table:table-cell>
          <table:table-cell table:style-name="ce2" office:value-type="float" office:value="0.626633" calcext:value-type="float">
            <text:p>0.626633</text:p>
          </table:table-cell>
          <table:table-cell office:value-type="float" office:value="0.810408" calcext:value-type="float">
            <text:p>0.810408</text:p>
          </table:table-cell>
          <table:table-cell table:style-name="ce4" table:formula="of:=IF([.C16]&gt;=[.B16];&quot;normalize&quot;;&quot;&quot;)">
            <text:p/>
          </table:table-cell>
          <table:table-cell table:style-name="ce4" table:formula="of:=IF([.D16]&gt;=[.B16];&quot;standarize&quot;;&quot;&quot;)">
            <text:p/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B: </text:p>
          </table:table-cell>
          <table:table-cell table:style-name="ce2" office:value-type="float" office:value="0.637755" calcext:value-type="float">
            <text:p>0.637755</text:p>
          </table:table-cell>
          <table:table-cell table:style-name="ce2" office:value-type="float" office:value="0.495204" calcext:value-type="float">
            <text:p>0.495204</text:p>
          </table:table-cell>
          <table:table-cell office:value-type="float" office:value="0.637755" calcext:value-type="float">
            <text:p>0.637755</text:p>
          </table:table-cell>
          <table:table-cell table:style-name="ce4" table:formula="of:=IF([.C17]&gt;=[.B17];&quot;normalize&quot;;&quot;&quot;)">
            <text:p/>
          </table:table-cell>
          <table:table-cell table:style-name="ce4" table:formula="of:=IF([.D17]&gt;=[.B17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VM: </text:p>
          </table:table-cell>
          <table:table-cell table:style-name="ce2" office:value-type="float" office:value="0.797347" calcext:value-type="float">
            <text:p>0.797347</text:p>
          </table:table-cell>
          <table:table-cell table:style-name="ce2" office:value-type="float" office:value="0.445714" calcext:value-type="float">
            <text:p>0.445714</text:p>
          </table:table-cell>
          <table:table-cell office:value-type="float" office:value="0.792959" calcext:value-type="float">
            <text:p>0.792959</text:p>
          </table:table-cell>
          <table:table-cell table:style-name="ce4" table:formula="of:=IF([.C18]&gt;=[.B18];&quot;normalize&quot;;&quot;&quot;)">
            <text:p/>
          </table:table-cell>
          <table:table-cell table:style-name="ce4" table:formula="of:=IF([.D18]&gt;=[.B18];&quot;standarize&quot;;&quot;&quot;)">
            <text:p/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B: </text:p>
          </table:table-cell>
          <table:table-cell table:style-name="ce2" office:value-type="float" office:value="0.830408" calcext:value-type="float">
            <text:p>0.830408</text:p>
          </table:table-cell>
          <table:table-cell table:style-name="ce2" office:value-type="float" office:value="0.608469" calcext:value-type="float">
            <text:p>0.608469</text:p>
          </table:table-cell>
          <table:table-cell office:value-type="float" office:value="0.830204" calcext:value-type="float">
            <text:p>0.830204</text:p>
          </table:table-cell>
          <table:table-cell table:style-name="ce4" table:formula="of:=IF([.C19]&gt;=[.B19];&quot;normalize&quot;;&quot;&quot;)">
            <text:p/>
          </table:table-cell>
          <table:table-cell table:style-name="ce4" table:formula="of:=IF([.D19]&gt;=[.B19];&quot;standarize&quot;;&quot;&quot;)">
            <text:p/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GBM: </text:p>
          </table:table-cell>
          <table:table-cell table:style-name="ce2" office:value-type="float" office:value="0.87949" calcext:value-type="float">
            <text:p>0.87949</text:p>
          </table:table-cell>
          <table:table-cell table:style-name="ce2" office:value-type="float" office:value="0.65602" calcext:value-type="float">
            <text:p>0.65602</text:p>
          </table:table-cell>
          <table:table-cell office:value-type="float" office:value="0.880408" calcext:value-type="float">
            <text:p>0.880408</text:p>
          </table:table-cell>
          <table:table-cell table:style-name="ce4" table:formula="of:=IF([.C20]&gt;=[.B20];&quot;normalize&quot;;&quot;&quot;)">
            <text:p/>
          </table:table-cell>
          <table:table-cell table:style-name="ce4" table:formula="of:=IF([.D20]&gt;=[.B20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F: </text:p>
          </table:table-cell>
          <table:table-cell table:style-name="ce2" office:value-type="float" office:value="0.866633" calcext:value-type="float">
            <text:p>0.866633</text:p>
          </table:table-cell>
          <table:table-cell table:style-name="ce2" office:value-type="float" office:value="0.700102" calcext:value-type="float">
            <text:p>0.700102</text:p>
          </table:table-cell>
          <table:table-cell office:value-type="float" office:value="0.869082" calcext:value-type="float">
            <text:p>0.869082</text:p>
          </table:table-cell>
          <table:table-cell table:style-name="ce4" table:formula="of:=IF([.C21]&gt;=[.B21];&quot;normalize&quot;;&quot;&quot;)">
            <text:p/>
          </table:table-cell>
          <table:table-cell table:style-name="ce4" table:formula="of:=IF([.D21]&gt;=[.B21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T: </text:p>
          </table:table-cell>
          <table:table-cell table:style-name="ce2" office:value-type="float" office:value="0.874898" calcext:value-type="float">
            <text:p>0.874898</text:p>
          </table:table-cell>
          <table:table-cell table:style-name="ce2" office:value-type="float" office:value="0.70949" calcext:value-type="float">
            <text:p>0.70949</text:p>
          </table:table-cell>
          <table:table-cell office:value-type="float" office:value="0.875714" calcext:value-type="float">
            <text:p>0.875714</text:p>
          </table:table-cell>
          <table:table-cell table:style-name="ce4" table:formula="of:=IF([.C22]&gt;=[.B22];&quot;normalize&quot;;&quot;&quot;)">
            <text:p/>
          </table:table-cell>
          <table:table-cell table:style-name="ce4" table:formula="of:=IF([.D22]&gt;=[.B22];&quot;standarize&quot;;&quot;&quot;)" office:value-type="string" office:string-value="standarize" calcext:value-type="string">
            <text:p>standarize</text:p>
          </table:table-cell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mprove</text:p>
          </table:table-cell>
          <table:table-cell table:style-name="Default" office:value-type="string" calcext:value-type="string">
            <text:p>Normal &lt; improve</text:p>
          </table:table-cell>
          <table:table-cell table:number-columns-repeated="2"/>
          <table:table-cell office:value-type="string" calcext:value-type="string">
            <text:p>improve &lt; scd improve</text:p>
          </table:table-cell>
          <table:table-cell office:value-type="string" calcext:value-type="string">
            <text:p>Normal &lt; scd impr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R</text:p>
          </table:table-cell>
          <table:table-cell table:number-columns-repeated="2" office:value-type="float" office:value="0.27166087061" calcext:value-type="float">
            <text:p>0.2716608706</text:p>
          </table:table-cell>
          <table:table-cell table:style-name="ce3" table:formula="of:=IF([.C28]&gt;=[.B28])" office:value-type="boolean" office:boolean-value="true" calcext:value-type="boolean">
            <text:p>VERDADERO</text:p>
          </table:table-cell>
          <table:table-cell office:value-type="string" calcext:value-type="string">
            <text:p>LiR</text:p>
          </table:table-cell>
          <table:table-cell office:value-type="float" office:value="0.276763703009" calcext:value-type="float">
            <text:p>0.276763703</text:p>
          </table:table-cell>
          <table:table-cell table:style-name="ce3" table:formula="of:=IF([.F28]&gt;=[.C28])" office:value-type="boolean" office:boolean-value="true" calcext:value-type="boolean">
            <text:p>VERDADERO</text:p>
          </table:table-cell>
          <table:table-cell table:style-name="ce3" table:formula="of:=IF([.F28]&gt;=[.B28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0.261064904192" calcext:value-type="float">
            <text:p>0.2610649042</text:p>
          </table:table-cell>
          <table:table-cell office:value-type="float" office:value="0.271658437198" calcext:value-type="float">
            <text:p>0.2716584372</text:p>
          </table:table-cell>
          <table:table-cell table:style-name="ce3" table:formula="of:=IF([.C29]&gt;=[.B29])" office:value-type="boolean" office:boolean-value="true" calcext:value-type="boolean">
            <text:p>VERDADERO</text:p>
          </table:table-cell>
          <table:table-cell office:value-type="string" calcext:value-type="string">
            <text:p>Lasso</text:p>
          </table:table-cell>
          <table:table-cell office:value-type="float" office:value="0.276692086121" calcext:value-type="float">
            <text:p>0.2766920861</text:p>
          </table:table-cell>
          <table:table-cell table:style-name="ce3" table:formula="of:=IF([.F29]&gt;=[.C29])" office:value-type="boolean" office:boolean-value="true" calcext:value-type="boolean">
            <text:p>VERDADERO</text:p>
          </table:table-cell>
          <table:table-cell table:style-name="ce3" table:formula="of:=IF([.F29]&gt;=[.B29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0.267532751935" calcext:value-type="float">
            <text:p>0.2675327519</text:p>
          </table:table-cell>
          <table:table-cell office:value-type="float" office:value="0.271660219003" calcext:value-type="float">
            <text:p>0.271660219</text:p>
          </table:table-cell>
          <table:table-cell table:style-name="ce3" table:formula="of:=IF([.C30]&gt;=[.B30])" office:value-type="boolean" office:boolean-value="true" calcext:value-type="boolean">
            <text:p>VERDADERO</text:p>
          </table:table-cell>
          <table:table-cell office:value-type="string" calcext:value-type="string">
            <text:p>EN</text:p>
          </table:table-cell>
          <table:table-cell office:value-type="float" office:value="0.276549950293" calcext:value-type="float">
            <text:p>0.2765499503</text:p>
          </table:table-cell>
          <table:table-cell table:style-name="ce3" table:formula="of:=IF([.F30]&gt;=[.C30])" office:value-type="boolean" office:boolean-value="true" calcext:value-type="boolean">
            <text:p>VERDADERO</text:p>
          </table:table-cell>
          <table:table-cell table:style-name="ce3" table:formula="of:=IF([.F30]&gt;=[.B30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01828789247" calcext:value-type="float">
            <text:p>0.7018287892</text:p>
          </table:table-cell>
          <table:table-cell office:value-type="float" office:value="0.718819731653" calcext:value-type="float">
            <text:p>0.7188197317</text:p>
          </table:table-cell>
          <table:table-cell table:style-name="ce3" table:formula="of:=IF([.C31]&gt;=[.B31])" office:value-type="boolean" office:boolean-value="true" calcext:value-type="boolean">
            <text:p>VERDADERO</text:p>
          </table:table-cell>
          <table:table-cell office:value-type="string" calcext:value-type="string">
            <text:p>KNN</text:p>
          </table:table-cell>
          <table:table-cell office:value-type="float" office:value="0.718819731653" calcext:value-type="float">
            <text:p>0.7188197317</text:p>
          </table:table-cell>
          <table:table-cell table:style-name="ce3" table:formula="of:=IF([.F31]&gt;=[.C31])" office:value-type="boolean" office:boolean-value="true" calcext:value-type="boolean">
            <text:p>VERDADERO</text:p>
          </table:table-cell>
          <table:table-cell table:style-name="ce3" table:formula="of:=IF([.F31]&gt;=[.B31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0.575392065565" calcext:value-type="float">
            <text:p>0.5753920656</text:p>
          </table:table-cell>
          <table:table-cell office:value-type="float" office:value="0.648666751794" calcext:value-type="float">
            <text:p>0.6486667518</text:p>
          </table:table-cell>
          <table:table-cell table:style-name="ce3" table:formula="of:=IF([.C32]&gt;=[.B32])" office:value-type="boolean" office:boolean-value="true" calcext:value-type="boolean">
            <text:p>VERDADERO</text:p>
          </table:table-cell>
          <table:table-cell office:value-type="string" calcext:value-type="string">
            <text:p>CART</text:p>
          </table:table-cell>
          <table:table-cell office:value-type="float" office:value="0.645371985376" calcext:value-type="float">
            <text:p>0.6453719854</text:p>
          </table:table-cell>
          <table:table-cell table:style-name="ce3" table:formula="of:=IF([.F32]&gt;=[.C32])" office:value-type="boolean" office:boolean-value="false" calcext:value-type="boolean">
            <text:p>FALSO</text:p>
          </table:table-cell>
          <table:table-cell table:style-name="ce3" table:formula="of:=IF([.F32]&gt;=[.B32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R</text:p>
          </table:table-cell>
          <table:table-cell table:number-columns-repeated="2" office:value-type="float" office:value="0.535871767773" calcext:value-type="float">
            <text:p>0.5358717678</text:p>
          </table:table-cell>
          <table:table-cell table:style-name="ce3" table:formula="of:=IF([.C33]&gt;=[.B33])" office:value-type="boolean" office:boolean-value="true" calcext:value-type="boolean">
            <text:p>VERDADERO</text:p>
          </table:table-cell>
          <table:table-cell office:value-type="string" calcext:value-type="string">
            <text:p>SVR</text:p>
          </table:table-cell>
          <table:table-cell office:value-type="float" office:value="0.535871767773" calcext:value-type="float">
            <text:p>0.5358717678</text:p>
          </table:table-cell>
          <table:table-cell table:style-name="ce3" table:formula="of:=IF([.F33]&gt;=[.C33])" office:value-type="boolean" office:boolean-value="true" calcext:value-type="boolean">
            <text:p>VERDADERO</text:p>
          </table:table-cell>
          <table:table-cell table:style-name="ce3" table:formula="of:=IF([.F33]&gt;=[.B33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350905517685" calcext:value-type="float">
            <text:p>0.3509055177</text:p>
          </table:table-cell>
          <table:table-cell office:value-type="float" office:value="0.739251934335" calcext:value-type="float">
            <text:p>0.7392519343</text:p>
          </table:table-cell>
          <table:table-cell table:style-name="ce3" table:formula="of:=IF([.C34]&gt;=[.B34])" office:value-type="boolean" office:boolean-value="true" calcext:value-type="boolean">
            <text:p>VERDADERO</text:p>
          </table:table-cell>
          <table:table-cell office:value-type="string" calcext:value-type="string">
            <text:p>AB</text:p>
          </table:table-cell>
          <table:table-cell office:value-type="float" office:value="0.742476455802" calcext:value-type="float">
            <text:p>0.7424764558</text:p>
          </table:table-cell>
          <table:table-cell table:style-name="ce3" table:formula="of:=IF([.F34]&gt;=[.C34])" office:value-type="boolean" office:boolean-value="true" calcext:value-type="boolean">
            <text:p>VERDADERO</text:p>
          </table:table-cell>
          <table:table-cell table:style-name="ce3" table:formula="of:=IF([.F34]&gt;=[.B34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M</text:p>
          </table:table-cell>
          <table:table-cell office:value-type="float" office:value="0.634067468825" calcext:value-type="float">
            <text:p>0.6340674688</text:p>
          </table:table-cell>
          <table:table-cell office:value-type="float" office:value="0.733394771347" calcext:value-type="float">
            <text:p>0.7333947713</text:p>
          </table:table-cell>
          <table:table-cell table:style-name="ce3" table:formula="of:=IF([.C35]&gt;=[.B35])" office:value-type="boolean" office:boolean-value="true" calcext:value-type="boolean">
            <text:p>VERDADERO</text:p>
          </table:table-cell>
          <table:table-cell office:value-type="string" calcext:value-type="string">
            <text:p>GBM</text:p>
          </table:table-cell>
          <table:table-cell office:value-type="float" office:value="0.729693004266" calcext:value-type="float">
            <text:p>0.7296930043</text:p>
          </table:table-cell>
          <table:table-cell table:style-name="ce3" table:formula="of:=IF([.F35]&gt;=[.C35])" office:value-type="boolean" office:boolean-value="false" calcext:value-type="boolean">
            <text:p>FALSO</text:p>
          </table:table-cell>
          <table:table-cell table:style-name="ce3" table:formula="of:=IF([.F35]&gt;=[.B35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56010714256" calcext:value-type="float">
            <text:p>0.7560107143</text:p>
          </table:table-cell>
          <table:table-cell office:value-type="float" office:value="0.794045167846" calcext:value-type="float">
            <text:p>0.7940451678</text:p>
          </table:table-cell>
          <table:table-cell table:style-name="ce3" table:formula="of:=IF([.C36]&gt;=[.B36])" office:value-type="boolean" office:boolean-value="true" calcext:value-type="boolean">
            <text:p>VERDADERO</text:p>
          </table:table-cell>
          <table:table-cell office:value-type="string" calcext:value-type="string">
            <text:p>RF</text:p>
          </table:table-cell>
          <table:table-cell office:value-type="float" office:value="0.789804179988" calcext:value-type="float">
            <text:p>0.78980418</text:p>
          </table:table-cell>
          <table:table-cell table:style-name="ce3" table:formula="of:=IF([.F36]&gt;=[.C36])" office:value-type="boolean" office:boolean-value="false" calcext:value-type="boolean">
            <text:p>FALSO</text:p>
          </table:table-cell>
          <table:table-cell table:style-name="ce3" table:formula="of:=IF([.F36]&gt;=[.B36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0.770206287329" calcext:value-type="float">
            <text:p>0.7702062873</text:p>
          </table:table-cell>
          <table:table-cell office:value-type="float" office:value="0.788814606786" calcext:value-type="float">
            <text:p>0.7888146068</text:p>
          </table:table-cell>
          <table:table-cell table:style-name="ce3" table:formula="of:=IF([.C37]&gt;=[.B37])" office:value-type="boolean" office:boolean-value="true" calcext:value-type="boolean">
            <text:p>VERDADERO</text:p>
          </table:table-cell>
          <table:table-cell office:value-type="string" calcext:value-type="string">
            <text:p>ET</text:p>
          </table:table-cell>
          <table:table-cell office:value-type="float" office:value="0.791276325239" calcext:value-type="float">
            <text:p>0.7912763252</text:p>
          </table:table-cell>
          <table:table-cell table:style-name="ce3" table:formula="of:=IF([.F37]&gt;=[.C37])" office:value-type="boolean" office:boolean-value="true" calcext:value-type="boolean">
            <text:p>VERDADERO</text:p>
          </table:table-cell>
          <table:table-cell table:style-name="ce3" table:formula="of:=IF([.F37]&gt;=[.B37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</text:p>
          </table:table-cell>
          <table:table-cell office:value-type="float" office:value="0.483884128927" calcext:value-type="float">
            <text:p>0.4838841289</text:p>
          </table:table-cell>
          <table:table-cell office:value-type="float" office:value="0.390452876377" calcext:value-type="float">
            <text:p>0.3904528764</text:p>
          </table:table-cell>
          <table:table-cell table:style-name="ce3" table:formula="of:=IF([.C38]&gt;=[.B38])" office:value-type="boolean" office:boolean-value="false" calcext:value-type="boolean">
            <text:p>FALSO</text:p>
          </table:table-cell>
          <table:table-cell office:value-type="string" calcext:value-type="string">
            <text:p>LoR</text:p>
          </table:table-cell>
          <table:table-cell office:value-type="float" office:value="0.49898000816" calcext:value-type="float">
            <text:p>0.4989800082</text:p>
          </table:table-cell>
          <table:table-cell table:style-name="ce3" table:formula="of:=IF([.F38]&gt;=[.C38])" office:value-type="boolean" office:boolean-value="true" calcext:value-type="boolean">
            <text:p>VERDADERO</text:p>
          </table:table-cell>
          <table:table-cell table:style-name="ce3" table:formula="of:=IF([.F38]&gt;=[.B38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488372093023" calcext:value-type="float">
            <text:p>0.488372093</text:p>
          </table:table-cell>
          <table:table-cell office:value-type="float" office:value="0.417788657691" calcext:value-type="float">
            <text:p>0.4177886577</text:p>
          </table:table-cell>
          <table:table-cell table:style-name="ce3" table:formula="of:=IF([.C39]&gt;=[.B39])" office:value-type="boolean" office:boolean-value="false" calcext:value-type="boolean">
            <text:p>FALSO</text:p>
          </table:table-cell>
          <table:table-cell office:value-type="string" calcext:value-type="string">
            <text:p>MLP</text:p>
          </table:table-cell>
          <table:table-cell office:value-type="float" office:value="0.676866585067" calcext:value-type="float">
            <text:p>0.6768665851</text:p>
          </table:table-cell>
          <table:table-cell table:style-name="ce3" table:formula="of:=IF([.F39]&gt;=[.C39])" office:value-type="boolean" office:boolean-value="true" calcext:value-type="boolean">
            <text:p>VERDADERO</text:p>
          </table:table-cell>
          <table:table-cell table:style-name="ce3" table:formula="of:=IF([.F39]&gt;=[.B39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0.493676050592" calcext:value-type="float">
            <text:p>0.4936760506</text:p>
          </table:table-cell>
          <table:table-cell office:value-type="float" office:value="0.488372093023" calcext:value-type="float">
            <text:p>0.488372093</text:p>
          </table:table-cell>
          <table:table-cell table:style-name="ce3" table:formula="of:=IF([.C40]&gt;=[.B40])" office:value-type="boolean" office:boolean-value="false" calcext:value-type="boolean">
            <text:p>FALSO</text:p>
          </table:table-cell>
          <table:table-cell office:value-type="string" calcext:value-type="string">
            <text:p>LDA</text:p>
          </table:table-cell>
          <table:table-cell office:value-type="float" office:value="0.498164014688" calcext:value-type="float">
            <text:p>0.4981640147</text:p>
          </table:table-cell>
          <table:table-cell table:style-name="ce3" table:formula="of:=IF([.F40]&gt;=[.C40])" office:value-type="boolean" office:boolean-value="true" calcext:value-type="boolean">
            <text:p>VERDADERO</text:p>
          </table:table-cell>
          <table:table-cell table:style-name="ce3" table:formula="of:=IF([.F40]&gt;=[.B40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807833537332" calcext:value-type="float">
            <text:p>0.8078335373</text:p>
          </table:table-cell>
          <table:table-cell office:value-type="float" office:value="0.825377396981" calcext:value-type="float">
            <text:p>0.825377397</text:p>
          </table:table-cell>
          <table:table-cell table:style-name="ce3" table:formula="of:=IF([.C41]&gt;=[.B41])" office:value-type="boolean" office:boolean-value="true" calcext:value-type="boolean">
            <text:p>VERDADERO</text:p>
          </table:table-cell>
          <table:table-cell office:value-type="string" calcext:value-type="string">
            <text:p>KNN</text:p>
          </table:table-cell>
          <table:table-cell office:value-type="float" office:value="0.824969400245" calcext:value-type="float">
            <text:p>0.8249694002</text:p>
          </table:table-cell>
          <table:table-cell table:style-name="ce3" table:formula="of:=IF([.F41]&gt;=[.C41])" office:value-type="boolean" office:boolean-value="false" calcext:value-type="boolean">
            <text:p>FALSO</text:p>
          </table:table-cell>
          <table:table-cell table:style-name="ce3" table:formula="of:=IF([.F41]&gt;=[.B41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0.810281517748" calcext:value-type="float">
            <text:p>0.8102815177</text:p>
          </table:table-cell>
          <table:table-cell office:value-type="float" office:value="0.81109751122" calcext:value-type="float">
            <text:p>0.8110975112</text:p>
          </table:table-cell>
          <table:table-cell table:style-name="ce3" table:formula="of:=IF([.C42]&gt;=[.B42])" office:value-type="boolean" office:boolean-value="true" calcext:value-type="boolean">
            <text:p>VERDADERO</text:p>
          </table:table-cell>
          <table:table-cell office:value-type="string" calcext:value-type="string">
            <text:p>CART</text:p>
          </table:table-cell>
          <table:table-cell office:value-type="float" office:value="0.807425540596" calcext:value-type="float">
            <text:p>0.8074255406</text:p>
          </table:table-cell>
          <table:table-cell table:style-name="ce3" table:formula="of:=IF([.F42]&gt;=[.C42])" office:value-type="boolean" office:boolean-value="false" calcext:value-type="boolean">
            <text:p>FALSO</text:p>
          </table:table-cell>
          <table:table-cell table:style-name="ce3" table:formula="of:=IF([.F42]&gt;=[.B42]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2" office:value-type="float" office:value="0.658506731946" calcext:value-type="float">
            <text:p>0.6585067319</text:p>
          </table:table-cell>
          <table:table-cell table:style-name="ce3" table:formula="of:=IF([.C43]&gt;=[.B43])" office:value-type="boolean" office:boolean-value="true" calcext:value-type="boolean">
            <text:p>VERDADERO</text:p>
          </table:table-cell>
          <table:table-cell office:value-type="string" calcext:value-type="string">
            <text:p>NB</text:p>
          </table:table-cell>
          <table:table-cell office:value-type="float" office:value="0.658506731946" calcext:value-type="float">
            <text:p>0.6585067319</text:p>
          </table:table-cell>
          <table:table-cell table:style-name="ce3" table:formula="of:=IF([.F43]&gt;=[.C43])" office:value-type="boolean" office:boolean-value="true" calcext:value-type="boolean">
            <text:p>VERDADERO</text:p>
          </table:table-cell>
          <table:table-cell table:style-name="ce3" table:formula="of:=IF([.F43]&gt;=[.B43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810281517748" calcext:value-type="float">
            <text:p>0.8102815177</text:p>
          </table:table-cell>
          <table:table-cell office:value-type="float" office:value="0.803753569971" calcext:value-type="float">
            <text:p>0.80375357</text:p>
          </table:table-cell>
          <table:table-cell table:style-name="ce3" table:formula="of:=IF([.C44]&gt;=[.B44])" office:value-type="boolean" office:boolean-value="false" calcext:value-type="boolean">
            <text:p>FALSO</text:p>
          </table:table-cell>
          <table:table-cell office:value-type="string" calcext:value-type="string">
            <text:p>SVM</text:p>
          </table:table-cell>
          <table:table-cell office:value-type="float" office:value="0.803753569971" calcext:value-type="float">
            <text:p>0.80375357</text:p>
          </table:table-cell>
          <table:table-cell table:style-name="ce3" table:formula="of:=IF([.F44]&gt;=[.C44])" office:value-type="boolean" office:boolean-value="true" calcext:value-type="boolean">
            <text:p>VERDADERO</text:p>
          </table:table-cell>
          <table:table-cell table:style-name="ce3" table:formula="of:=IF([.F44]&gt;=[.B44]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289269685843" calcext:value-type="float">
            <text:p>0.2892696858</text:p>
          </table:table-cell>
          <table:table-cell office:value-type="float" office:value="0.844553243574" calcext:value-type="float">
            <text:p>0.8445532436</text:p>
          </table:table-cell>
          <table:table-cell table:style-name="ce3" table:formula="of:=IF([.C45]&gt;=[.B45])" office:value-type="boolean" office:boolean-value="true" calcext:value-type="boolean">
            <text:p>VERDADERO</text:p>
          </table:table-cell>
          <table:table-cell office:value-type="string" calcext:value-type="string">
            <text:p>AB</text:p>
          </table:table-cell>
          <table:table-cell office:value-type="float" office:value="0.840473276214" calcext:value-type="float">
            <text:p>0.8404732762</text:p>
          </table:table-cell>
          <table:table-cell table:style-name="ce3" table:formula="of:=IF([.F45]&gt;=[.C45])" office:value-type="boolean" office:boolean-value="false" calcext:value-type="boolean">
            <text:p>FALSO</text:p>
          </table:table-cell>
          <table:table-cell table:style-name="ce3" table:formula="of:=IF([.F45]&gt;=[.B45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M</text:p>
          </table:table-cell>
          <table:table-cell office:value-type="float" office:value="0.885760913913" calcext:value-type="float">
            <text:p>0.8857609139</text:p>
          </table:table-cell>
          <table:table-cell office:value-type="float" office:value="0.882904936761" calcext:value-type="float">
            <text:p>0.8829049368</text:p>
          </table:table-cell>
          <table:table-cell table:style-name="ce3" table:formula="of:=IF([.C46]&gt;=[.B46])" office:value-type="boolean" office:boolean-value="false" calcext:value-type="boolean">
            <text:p>FALSO</text:p>
          </table:table-cell>
          <table:table-cell office:value-type="string" calcext:value-type="string">
            <text:p>GBM</text:p>
          </table:table-cell>
          <table:table-cell office:value-type="float" office:value="0.88086495308" calcext:value-type="float">
            <text:p>0.8808649531</text:p>
          </table:table-cell>
          <table:table-cell table:style-name="ce3" table:formula="of:=IF([.F46]&gt;=[.C46])" office:value-type="boolean" office:boolean-value="false" calcext:value-type="boolean">
            <text:p>FALSO</text:p>
          </table:table-cell>
          <table:table-cell table:style-name="ce3" table:formula="of:=IF([.F46]&gt;=[.B46]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2" office:value-type="float" office:value="0.87066503468" calcext:value-type="float">
            <text:p>0.8706650347</text:p>
          </table:table-cell>
          <table:table-cell table:style-name="ce3" table:formula="of:=IF([.C47]&gt;=[.B47])" office:value-type="boolean" office:boolean-value="true" calcext:value-type="boolean">
            <text:p>VERDADERO</text:p>
          </table:table-cell>
          <table:table-cell office:value-type="string" calcext:value-type="string">
            <text:p>RF</text:p>
          </table:table-cell>
          <table:table-cell office:value-type="float" office:value="0.875560995512" calcext:value-type="float">
            <text:p>0.8755609955</text:p>
          </table:table-cell>
          <table:table-cell table:style-name="ce3" table:formula="of:=IF([.F47]&gt;=[.C47])" office:value-type="boolean" office:boolean-value="true" calcext:value-type="boolean">
            <text:p>VERDADERO</text:p>
          </table:table-cell>
          <table:table-cell table:style-name="ce3" table:formula="of:=IF([.F47]&gt;=[.B47])" office:value-type="boolean" office:boolean-value="true" calcext:value-type="boolean">
            <text:p>VERD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0.869441044472" calcext:value-type="float">
            <text:p>0.8694410445</text:p>
          </table:table-cell>
          <table:table-cell office:value-type="float" office:value="0.8788249694" calcext:value-type="float">
            <text:p>0.8788249694</text:p>
          </table:table-cell>
          <table:table-cell table:style-name="ce3" table:formula="of:=IF([.C48]&gt;=[.B48])" office:value-type="boolean" office:boolean-value="true" calcext:value-type="boolean">
            <text:p>VERDADERO</text:p>
          </table:table-cell>
          <table:table-cell office:value-type="string" calcext:value-type="string">
            <text:p>ET</text:p>
          </table:table-cell>
          <table:table-cell office:value-type="float" office:value="0.878008975928" calcext:value-type="float">
            <text:p>0.8780089759</text:p>
          </table:table-cell>
          <table:table-cell table:style-name="ce3" table:formula="of:=IF([.F48]&gt;=[.C48])" office:value-type="boolean" office:boolean-value="false" calcext:value-type="boolean">
            <text:p>FALSO</text:p>
          </table:table-cell>
          <table:table-cell table:style-name="ce3" table:formula="of:=IF([.F48]&gt;=[.B48])" office:value-type="boolean" office:boolean-value="true" calcext:value-type="boolean">
            <text:p>VERDADER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23:43:13.586784578</meta:creation-date>
    <dc:date>2017-06-22T02:06:47.902018556</dc:date>
    <meta:editing-duration>PT11M32S</meta:editing-duration>
    <meta:editing-cycles>2</meta:editing-cycles>
    <meta:generator>LibreOffice/5.1.6.2$Linux_X86_64 LibreOffice_project/10m0$Build-2</meta:generator>
    <meta:document-statistic meta:table-count="1" meta:cell-count="305" meta:object-count="0"/>
  </office:meta>
</office:document-meta>
</file>